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S</mi>
            <mrow>
              <mo stretchy="false">(</mo>
              <mrow>
                <mi>q</mi>
                <mi>,</mi>
                <mover accent="true">
                  <mi>p</mi>
                  <mo stretchy="false">̄</mo>
                </mover>
                <mi>,</mi>
                <mi>t</mi>
              </mrow>
              <mo stretchy="false">)</mo>
            </mrow>
            <mrow>
              <mi/>
              <mo stretchy="false">=</mo>
              <mi/>
            </mrow>
            <mi>W</mi>
            <mrow>
              <mo stretchy="false">(</mo>
              <mrow>
                <mrow>
                  <mi>q</mi>
                  <mo stretchy="false">∣</mo>
                  <mover accent="true">
                    <mi>p</mi>
                    <mo stretchy="false">̄</mo>
                  </mover>
                </mrow>
              </mrow>
              <mo stretchy="false">)</mo>
            </mrow>
            <mrow>
              <mi/>
              <mo stretchy="false">+</mo>
              <mi/>
            </mrow>
            <mi>V</mi>
            <mrow>
              <mo stretchy="false">(</mo>
              <mrow>
                <mrow>
                  <mi>t</mi>
                  <mo stretchy="false">∣</mo>
                  <mover accent="true">
                    <mi>p</mi>
                    <mo stretchy="false">̄</mo>
                  </mov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frac>
              <mn>1</mn>
              <mrow>
                <mn>2</mn>
                <mi>m</mi>
              </mrow>
            </mfrac>
            <mi/>
            <msup>
              <mfenced open="(" close=")">
                <mrow>
                  <mfrac>
                    <mrow>
                      <mo stretchy="false">∂</mo>
                      <mi>W</mi>
                    </mrow>
                    <mrow>
                      <mo stretchy="false">∂</mo>
                      <mi>q</mi>
                    </mrow>
                  </mfrac>
                </mrow>
              </mfenced>
              <mn>2</mn>
            </msup>
            <mrow>
              <mi/>
              <mo stretchy="false">+</mo>
              <mi/>
            </mrow>
            <mfrac>
              <mn>1</mn>
              <mn>2</mn>
            </mfrac>
            <mi>m</mi>
            <msubsup>
              <mo stretchy="false">ω</mo>
              <mn>0</mn>
              <mn>2</mn>
            </msubsup>
            <msup>
              <mi>q</mi>
              <mn>2</mn>
            </msup>
            <mrow>
              <mi/>
              <mo stretchy="false">=</mo>
              <mrow>
                <mi/>
                <mo stretchy="false">−</mo>
                <mi/>
              </mrow>
            </mrow>
            <mfrac>
              <mrow>
                <mo stretchy="false">∂</mo>
                <mi>V</mi>
              </mrow>
              <mrow>
                <mo stretchy="false">∂</mo>
                <mi>t</mi>
              </mrow>
            </mfrac>
          </mrow>
        </mtd>
      </mtr>
    </mtable>
    <annotation encoding="StarMath 5.0">S ( q, bar p , t ) `=` W ( q divides bar p ) `+` V ( t divides bar p ) newline newline
1 over {2 m} ` left ( {partial W} over {partial q}  right )^2 `+` 1 over 2 m %iomega _0 ^2 q ^2 `=` - ` {partial V} over {partial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4:34:01.164000000</meta:creation-date>
    <meta:generator>LibreOffice/4.1.4.2$Windows_x86 LibreOffice_project/0a0440ccc0227ad9829de5f46be37cfb6edcf72</meta:generator>
  </office:meta>
</office:document-meta>
</file>